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f4d8c" officeooo:paragraph-rsid="000f4d8c"/>
    </style:style>
    <style:style style:name="P4" style:family="paragraph" style:parent-style-name="Standard">
      <style:text-properties officeooo:rsid="00233278" officeooo:paragraph-rsid="00233278"/>
    </style:style>
    <style:style style:name="T1" style:family="text">
      <style:text-properties officeooo:rsid="001f0a0f"/>
    </style:style>
    <style:style style:name="T2" style:family="text">
      <style:text-properties officeooo:rsid="00209ba4"/>
    </style:style>
    <style:style style:name="T3" style:family="text">
      <style:text-properties officeooo:rsid="00226f9f"/>
    </style:style>
    <style:style style:name="T4" style:family="text">
      <style:text-properties officeooo:rsid="002508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in + r</text:p>
      <text:p text:style-name="P3">services.msc</text:p>
      <text:p text:style-name="P3">MYSQL80</text:p>
      <text:p text:style-name="P2"/>
      <text:p text:style-name="P2"/>
      <text:p text:style-name="P4">9/<text:span text:style-name="T4">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29T14:21:53.556000000</dc:date>
    <meta:editing-duration>P1DT6H35M12S</meta:editing-duration>
    <meta:editing-cycles>26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7" meta:word-count="8" meta:character-count="84" meta:non-whitespace-character-count="35"/>
  </office:meta>
</office:document-meta>
</file>